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4B0000586E00006FBE2C64BC66.wmf"/>
  <manifest:file-entry manifest:media-type="" manifest:full-path="Pictures/2000035D0000585500006E6589ED69DF.wmf"/>
  <manifest:file-entry manifest:media-type="" manifest:full-path="Pictures/2000022B0000552800006C775CBB947F.wmf"/>
  <manifest:file-entry manifest:media-type="" manifest:full-path="Pictures/20000081000060E800003371E6429219.wmf"/>
  <manifest:file-entry manifest:media-type="" manifest:full-path="Pictures/2000010C0005F74D00059845644CEB7F.wmf"/>
  <manifest:file-entry manifest:media-type="" manifest:full-path="Pictures/200000360005F7AC0003AEA6DFAA6CDD.wmf"/>
  <manifest:file-entry manifest:media-type="" manifest:full-path="Pictures/200000570004DCAC0005F7BBFE04365B.wmf"/>
  <manifest:file-entry manifest:media-type="" manifest:full-path="Pictures/20000104000054C500006163B0F6182E.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2"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5" style:family="paragraph" style:parent-style-name="Preformatted_20_Text">
      <style:paragraph-properties fo:text-align="center" style:justify-single-word="false"/>
      <style:text-properties style:font-name="Times New Roman3" fo:font-size="12pt" style:font-size-asian="12pt" style:font-size-complex="12pt"/>
    </style:style>
    <style:style style:name="P6" style:family="paragraph" style:parent-style-name="Preformatted_20_Text">
      <style:text-properties style:font-name="Times New Roman3" fo:font-size="11pt" style:text-underline-style="none" style:font-size-asian="11pt" style:font-size-complex="11pt"/>
    </style:style>
    <style:style style:name="P7" style:family="paragraph" style:parent-style-name="Preformatted_20_Text">
      <style:paragraph-properties fo:text-align="justify" style:justify-single-word="false"/>
      <style:text-properties style:font-name="Times New Roman3" style:text-underline-style="solid" style:text-underline-width="auto" style:text-underline-color="font-color"/>
    </style:style>
    <style:style style:name="P8" style:family="paragraph" style:parent-style-name="Preformatted_20_Text">
      <style:paragraph-properties fo:text-align="justify" style:justify-single-word="false"/>
      <style:text-properties style:font-name="Times New Roman3"/>
    </style:style>
    <style:style style:name="P9" style:family="paragraph" style:parent-style-name="Preformatted_20_Text">
      <style:paragraph-properties fo:text-align="start" style:justify-single-word="false"/>
      <style:text-properties style:font-name="Times New Roman3" fo:font-size="10pt" style:font-size-asian="10pt" style:font-size-complex="10pt"/>
    </style:style>
    <style:style style:name="P10" style:family="paragraph" style:parent-style-name="Preformatted_20_Text">
      <style:paragraph-properties fo:text-align="justify" style:justify-single-word="false"/>
    </style:style>
    <style:style style:name="P11" style:family="paragraph" style:parent-style-name="Bibliography_20_1">
      <style:paragraph-properties>
        <style:tab-stops/>
      </style:paragraph-properties>
    </style:style>
    <style:style style:name="P12" style:family="paragraph" style:parent-style-name="Text_20_body">
      <style:text-properties style:font-name="Times New Roman3"/>
    </style:style>
    <style:style style:name="P13" style:family="paragraph" style:parent-style-name="Text_20_body">
      <style:text-properties style:font-name="Times New Roman3" fo:font-size="12pt" style:font-size-asian="12pt" style:font-size-complex="12pt"/>
    </style:style>
    <style:style style:name="P14" style:family="paragraph" style:parent-style-name="Text_20_body">
      <style:paragraph-properties fo:text-align="justify" style:justify-single-word="false"/>
      <style:text-properties style:font-name="Times New Roman3" fo:font-size="12pt"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fo:text-align-last="justify" style:justify-single-word="false"/>
    </style:style>
    <style:style style:name="P17"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3" fo:font-weight="bold" style:font-weight-asian="bold" style:font-weight-complex="bold"/>
    </style:style>
    <style:style style:name="P18" style:family="paragraph" style:parent-style-name="Text_20_body">
      <style:paragraph-properties fo:margin-top="0in" fo:margin-bottom="0in" fo:text-align="justify" style:justify-single-word="false"/>
      <style:text-properties style:font-name="Times New Roman3"/>
    </style:style>
    <style:style style:name="P19" style:family="paragraph" style:parent-style-name="Text_20_body">
      <style:paragraph-properties fo:margin-top="0in" fo:margin-bottom="0in"/>
      <style:text-properties style:font-name="Times New Roman3" fo:font-size="12pt" style:font-size-asian="12pt" style:font-size-complex="12pt"/>
    </style:style>
    <style:style style:name="P20" style:family="paragraph" style:parent-style-name="Text_20_body">
      <style:paragraph-properties fo:margin-top="0in" fo:margin-bottom="0in" fo:text-align="justify" style:justify-single-word="false"/>
      <style:text-properties style:font-name="Times New Roman3" fo:font-size="12pt" style:font-size-asian="12pt" style:font-size-complex="12pt"/>
    </style:style>
    <style:style style:name="P21" style:family="paragraph" style:parent-style-name="Text_20_body">
      <style:paragraph-properties fo:margin-top="0in" fo:margin-bottom="0in" fo:text-align="justify" style:justify-single-word="false"/>
    </style:style>
    <style:style style:name="P22" style:family="paragraph" style:parent-style-name="Preformatted_20_Text">
      <style:paragraph-properties fo:margin-top="0in" fo:margin-bottom="0in" fo:text-align="justify" style:justify-single-word="false"/>
      <style:text-properties style:font-name="Times New Roman3" fo:font-size="12pt" style:font-size-asian="12pt" style:font-size-complex="12pt"/>
    </style:style>
    <style:style style:name="P23"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3" fo:font-style="italic" style:text-underline-style="none" fo:font-weight="normal" style:font-style-asian="italic" style:font-weight-asian="normal" style:font-style-complex="italic" style:font-weight-complex="normal"/>
    </style:style>
    <style:style style:name="P24" style:family="paragraph" style:parent-style-name="Table_20__28_user_29_">
      <style:text-properties style:font-name="Times New Roman3"/>
    </style:style>
    <style:style style:name="P25" style:family="paragraph" style:parent-style-name="Table_20__28_user_29_">
      <style:text-properties style:font-name="Times New Roman2" fo:font-size="11pt" fo:font-style="normal" style:font-size-asian="11pt" style:font-style-asian="normal" style:font-size-complex="11pt" style:font-style-complex="normal"/>
    </style:style>
    <style:style style:name="P26" style:family="paragraph" style:parent-style-name="Table_20__28_user_29_">
      <style:paragraph-properties fo:text-align="justify" style:justify-single-word="false"/>
      <style:text-properties style:font-name="Times New Roman2" fo:font-size="11pt" fo:font-style="normal" style:font-size-asian="11pt" style:font-style-asian="normal" style:font-size-complex="11pt" style:font-style-complex="normal"/>
    </style:style>
    <style:style style:name="P27" style:family="paragraph" style:parent-style-name="Table_20_Contents">
      <style:paragraph-properties fo:text-align="justify" style:justify-single-word="false"/>
      <style:text-properties style:font-name="Times New Roman3" fo:font-size="12pt" style:font-name-asian="DejaVu LGC Sans Mono" style:font-size-asian="12pt" style:font-name-complex="Liberation Mono" style:font-size-complex="12pt"/>
    </style:style>
    <style:style style:name="P28" style:family="paragraph" style:parent-style-name="Table_20_Heading">
      <style:text-properties style:font-name="Times New Roman3" fo:font-size="12pt" style:font-name-asian="DejaVu LGC Sans Mono" style:font-size-asian="12pt" style:font-name-complex="Liberation Mono" style:font-size-complex="12pt"/>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style:font-weight-asian="normal" style:font-weight-complex="normal"/>
    </style:style>
    <style:style style:name="P32" style:family="paragraph" style:parent-style-name="Standard">
      <style:paragraph-properties fo:text-align="justify" style:justify-single-word="false"/>
      <style:text-properties style:font-name="Times New Roman3" fo:font-size="12pt" style:font-size-asian="12pt" style:font-size-complex="12pt"/>
    </style:style>
    <style:style style:name="P33" style:family="paragraph" style:parent-style-name="Heading_20_2">
      <style:text-properties style:font-name="Times New Roman3"/>
    </style:style>
    <style:style style:name="P34" style:family="paragraph" style:parent-style-name="Heading_20_2">
      <style:text-properties style:font-name="Times New Roman3" fo:font-size="12pt" style:font-size-asian="12pt" style:font-size-complex="12pt"/>
    </style:style>
    <style:style style:name="P35"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36" style:family="paragraph" style:parent-style-name="Preformatted_20_Text">
      <style:paragraph-properties fo:text-align="justify" style:justify-single-word="false"/>
    </style:style>
    <style:style style:name="P37" style:family="paragraph" style:parent-style-name="Heading_20_1">
      <style:text-properties style:font-name="Times New Roman3"/>
    </style:style>
    <style:style style:name="P38" style:family="paragraph" style:parent-style-name="Heading_20_1">
      <style:text-properties style:font-name="Times New Roman3" fo:font-size="12pt" style:font-size-asian="12pt" style:font-size-complex="12pt"/>
    </style:style>
    <style:style style:name="P39" style:family="paragraph" style:parent-style-name="Heading_20_3">
      <style:text-properties style:font-name="Times New Roman3"/>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3"/>
    </style:style>
    <style:style style:name="T4" style:family="text">
      <style:text-properties style:font-name="Times New Roman3"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T8" style:family="text">
      <style:text-properties style:font-size-asian="12pt"/>
    </style:style>
    <style:style style:name="T9" style:family="text">
      <style:text-properties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17">Abstract</text:p>
        <text:p text:style-name="P23">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with some of the basic ideologies behind the different protocols. Then, I will introduce the specific protocols that will be compared, which are the regular directory-based cache-coherence protocol where all requests and responses must pass through the home node, and a different protocol based on the protocol used in the SGI Origin 2000-based systems. I will then go into detail about simulating and implementing the differences between the protocols using the SESC: SuperESCalar Simulator. In addition, results based on the running simulations in SPLASH2 benchmarks are presented. We show that the Origin directory-based cache-coherence protocol has advantages over the regular directory-based cache-coherence protocol.</text:p>
        <text:p text:style-name="P12"/>
        <text:h text:style-name="P37"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what the cache protocol being used for and what kind of requests each node can send to each other.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blocks of the same data across different nodes.</text:p>
        <text:p text:style-name="P4"/>
        <text:p text:style-name="P4">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in this report, I will be focusing mainly on directory-based cache-coherence protocols.</text:p>
        <text:p text:style-name="P4"/>
        <text:h text:style-name="P37" text:outline-level="1">Background</text:h>
        <text:p text:style-name="P10"><text:span text:style-name="T4">There are several different types of cache coherence protocols, and each of them provide their own advantages and disadvantages. I will first introduce the states that the cache needs to store to </text:span><text:soft-page-break/><text:span text:style-name="T4">permit cache-coherence protocols to function, then I will go into the differences between the two </text:span><text:span text:style-name="T4">major cache-coherence protocols that are in use today.</text:span></text:p>
        <text:p text:style-name="P4"/>
        <text:h text:style-name="P34" text:outline-level="2">Cache States</text:h>
        <text:p text:style-name="P4">There are several states that has to be stored by the cache in order to enable the rest of the system to function properly. I will go over the MSI cache protocol first. This protocol allows the least amount of information to be stored, yet it still provides enough information for a cache to acquire exclusive access. An improvement upon this protocol can be found in the MESI protocol, which uses one more state than the MSI protocol.</text:p>
        <text:p text:style-name="P4"/>
        <text:h text:style-name="Heading_20_3" text:outline-level="3">MSI Cache</text:h>
        <text:p text:style-name="P4">The MSI protocol is the most basic of the cache-coherence protocols, using only three stages to ensure cache coherency. The three states stand for Modified(M), Shared(S), and Invalid(I). The Modified state signifies that the cache block is in a dirty exclusive mode and that no other cache contains the entry. This state is necessary whenever the processor needs to perform a write operation. The Shared state means that the cache block can exist in caches other than the current one, and Invalid means that there is no usable data in this particular cache line.</text:p>
        <text:p text:style-name="P4"/>
        <text:p text:style-name="P4">Because this protocol contains only three states, it can save space on storage as compared to some more advanced schemes. In addition, the protocol for a cache-coherence protocol designed using only three states in its cache can be simpler. The disadvantage is that this protocol requires more messages on average to be sent in order to achieve the same level of coherency. It is easy to see why, because adding the Exclusive state means the cache does not have to write back its block to memory when downgrading from Clean Exclusive to Shared. In the MSI protocol, there is no way to distinguish between a Dirty Exclusive and a Clean Exclusive, meaning there are situations where we will write a clean block to memory. Nevertheless, having only three states does simplify the implementation for the protocol.</text:p>
        <text:p text:style-name="P4"/>
        <text:h text:style-name="Heading_20_3" text:outline-level="3">MESI Cache</text:h>
        <text:p text:style-name="P4">The MESI protocol is an improvement upon the MSI protocol in that it adds an Exclusive(E) state to the protocol. Whenever a cache holds a block in the Exclusive state, it means that the cache has Exclusive access to the block, but had no intention of altering the block at the time of request. In other words, the Exclusive state indicates Clean Exclusive. The Exclusive state is advantageous in that it reduces the traffic caused by writes of blocks that only exist in one cache. This state allows the protocol to send fewer messages and achieve a lower latency in certain operations. A disadvantage of this protocol is that it uses more space to store this information, since it needs to store more states, as compared to the MSI protocol. Once we add this state into the protocol, certain cases that required an additional request into the network in the MSI protocol becomes an operation where no additional messages are emitted. For example, the MSI protocol fills a Clean Exclusive reply as Shared, so it becomes necessary to send an additional network message to request for exclusive ownership when transitioning from Shared to Dirty Exclusive. In a MESI cache, since it has the Clean Exclusive state, the same transition would go from Clean Exclusive to Dirty Exclusive without emitting any messages on the network.</text:p>
        <text:p text:style-name="P4"/>
        <text:h text:style-name="P34" text:outline-level="2">Snoopy-Based Versus Directory-Based Cache-Coherence Protocols</text:h>
        <text:p text:style-name="P10"><text:span text:style-name="T4">The most important job of any cache-coherence protocols is to maintain data coherency. In order to maintain data coherency, the protocols all need to make sure that whenever a cache writes to </text:span><text:soft-page-break/><text:span text:style-name="T4">its block, it has exclusive access to it. Given that constraint, one can perform myriad varieties of modifications to the cache-coherence protocols to achieve the best performance. The snoopy-based cache-coherence protocol, the regular directory-based cache-coherence protocol, and the SGI Origin-based cache-coherence protocol are presented in </text:span><text:span text:style-name="T4"><text:sequence-ref text:reference-format="category-and-value" text:ref-name="refFigure0">Figure 1</text:sequence-ref></text:span><text:span text:style-name="T4">. Both of these cache-coherence protocols use the MESI protocol for their cache portion. This means that they both support the Clean Exclusive state in their caches. Although they will both be using the MESI protocol for their caches, the interactions they have with their directory counterparts is still vastly different. </text:span></text:p>
        <text:p text:style-name="P10"><draw:frame draw:style-name="fr1" draw:name="Marco1" text:anchor-type="paragraph" svg:width="6.5in" draw:z-index="4"><draw:text-box fo:min-height="6.0953in"><text:p text:style-name="Figure"><draw:frame draw:style-name="fr4" draw:name="gráficos3" text:anchor-type="paragraph" svg:x="0.0016in" svg:y="0.0008in" svg:width="6.5in" style:rel-width="100%" svg:height="6.0953in" style:rel-height="scale" draw:z-index="5"><draw:image xlink:href="Pictures/2000010C0005F74D00059845644CEB7F.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text:p text:style-name="Figure"/></draw:text-box></draw:frame><text:span text:style-name="T4">The snoopy-based cache-coherence protocols only logically have two different nodes, the requesting node and the data node. So all the communication that occur is basically one-to-one. </text:span><text:span text:style-name="T4">In any directory-based cache-coherence protocol, there are three logical nodes in any request: the requesting node, the directory node, and the data node. Of course, these logical nodes can all be </text:span><text:soft-page-break/><text:span text:style-name="T4">the same physical nodes or they can all be different, but it is easier to think of them logically as three separate nodes. The Requesting node is the original requester, the node that sends out the original read or write request. In a directory-based protocol, it is necessary to send the request to the directory in order to find out where the data actually is, what state the directory block is in, and whether or not the request can be satisfied immediately. In the Origin cache-coherence protocol, there are also three nodes, logically, but oftentimes, the data node is allowed to send two messages at once, one to the directory, and one to the requesting node. This should decrease the latency because it eliminates the time going from the data node to the directory node to complete a request.</text:span></text:p>
        <text:p text:style-name="P4"/>
        <text:h text:style-name="Heading_20_3" text:outline-level="3"><text:span text:style-name="T1">Snoopy</text:span>-Based Cache-Coherence Protocol</text:h>
        <text:p text:style-name="P4">The snoopy-based cache-coherence protocol relies on the bus to transfer necessary information. <text:s/>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4"/>
        <text:h text:style-name="Heading_20_3"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if care is not taken when designing the protocol.</text:p>
        <text:p text:style-name="P4"/>
        <text:p text:style-name="P4"><text:soft-page-break/>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but it has a certain limit on how many CPU's can be used together with the system.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ext:sequence-ref text:reference-format="category-and-value" text:ref-name="refTable0">Table 1</text:sequence-ref> lists the possible data that one can hold in each cache line in the Directory:</text:p>
        <text:p text:style-name="P4"/>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28">Cache State</text:p>
              </table:table-cell>
              <table:table-cell table:style-name="DirectoryPossibleStates.B1" office:value-type="string">
                <text:p text:style-name="P28">Directory Data Structure</text:p>
              </table:table-cell>
            </table:table-row>
          </table:table-header-rows>
          <table:table-row>
            <table:table-cell table:style-name="DirectoryPossibleStates.A2" office:value-type="string">
              <text:p text:style-name="P27">Modified (Dirty Exclusive)</text:p>
            </table:table-cell>
            <table:table-cell table:style-name="DirectoryPossibleStates.B2" office:value-type="string">
              <text:p text:style-name="P27">Owner = {P}, Sharers = {}</text:p>
            </table:table-cell>
          </table:table-row>
          <table:table-row>
            <table:table-cell table:style-name="DirectoryPossibleStates.A2" office:value-type="string">
              <text:p text:style-name="P27">Exclusive (Clean Exclusive)</text:p>
            </table:table-cell>
            <table:table-cell table:style-name="DirectoryPossibleStates.B2" office:value-type="string">
              <text:p text:style-name="P27">Owner = {P}, Sharers = {}</text:p>
            </table:table-cell>
          </table:table-row>
          <table:table-row>
            <table:table-cell table:style-name="DirectoryPossibleStates.A2" office:value-type="string">
              <text:p text:style-name="P27">Shared</text:p>
            </table:table-cell>
            <table:table-cell table:style-name="DirectoryPossibleStates.B2" office:value-type="string">
              <text:p text:style-name="P27">Owner = {P}, Sharers = {Any number of P}</text:p>
            </table:table-cell>
          </table:table-row>
          <table:table-row>
            <table:table-cell table:style-name="DirectoryPossibleStates.A2" office:value-type="string">
              <text:p text:style-name="P27">Invalid</text:p>
            </table:table-cell>
            <table:table-cell table:style-name="DirectoryPossibleStates.B2" office:value-type="string">
              <text:p text:style-name="P27">Owner = {}, Sharers = {}</text:p>
            </table:table-cell>
          </table:table-row>
        </table:table>
        <text:p text:style-name="Table_20__28_user_29_">Table <text:sequence text:ref-name="refTable0" text:name="Table" text:formula="ooow:Table+1" style:num-format="1">1</text:sequence> Correspondence between cache state and directory data structure</text:p>
        <text:p text:style-name="P4"/>
        <text:p text:style-name="P20">The MESI cache is an improvement upon the MSI cache. In the MESI cache, there is an extra state, the Exclusive state. This state indicates that the cache has exclusive access to the block, but it is not modified. In other words, this is the “Clean Exclusive” state. Compared to only using M to indicate a Modified state, using an extra Exclusive state is advantageous because it prevents the system from unnecessarily sending messages to tell the directory to write to memory when the block is clean.</text:p>
        <text:p text:style-name="P4"/>
        <text:p text:style-name="P4">In both the “Modified” state and the “Exclusive” state, the directory would store only the node ID of the processor that is the owner. Nevertheless, the directory does not know for sure whether or not the one cache that is the owner is actually clean or dirty until it has sent a request to the cache. It is the job of the protocol to take advantage of having the “Exclusive” state by not <text:soft-page-break/>writing the block to memory if the block is clean. If the directory is in a “Shared” state, then it would have a node ID in the owner slot and any number of node IDs in the sharers list. The reason that there would be a node ID in the owner slot is because any transition into the “Shared” state must have transitioned from a “Modified” or “Exclusive” state, which must already have stored a node ID in the owner slot.</text:p>
        <text:p text:style-name="P4"/>
        <text:p text:style-name="P4">Keeping track of the owner could be done by either adding a bit to each directory entry, then when a node is the owner, the extra bit would be turned on to indicate ownership. There could also be an extra entry dedicated to holding the owner. The advantage of adding a bit to each 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necessarily a need for the directory to have different slots for holding the owner versus a list of sharers. Therefore, sometimes in the discussion of the protocols, sharers will imply both the sharers list and also the node ID in the owner slot.</text:p>
        <text:p text:style-name="P4"/>
        <text:h text:style-name="Heading_20_3" text:outline-level="3">Modifications to the Directory-Based Cache-Coherence Protocol</text:h>
        <text:p text:style-name="P4">There is an optimized version of the basic directory protocol mentioned in the previous section. The SGI Origin implemented this protocol, which is based on an altered version of the protocol used in the Stanford DASH multiprocessor <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 This protocol tries to be more optimized by reducing latency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time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regular directory, where all operations can only cause one outgoing message to be sent on every incoming message. 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Any further requests that arrive, regardless of their origin or type, will be denied via a nak by the directory. This ensures that the directory stays in a consistent state and is not modified based on invalid directory state.</text:p>
        <text:p text:style-name="P20"/>
        <text:h text:style-name="Heading_20_1" text:outline-level="1">Cache-Coherence Protocols</text:h>
        <text:p text:style-name="P4">This section will present the specific operations of the two different types of directory-based cache-coherence protocols. First, I will be showing the regular directory-based cache-coherence protocol where all requests pass through the home node and each node can only emit one response in reply to a request. Then, I will be showing a more optimized version of the cache-<text:soft-page-break/>coherence protocol, based on the SGI Origin protocol, where it is possible for each node to emit two messages in response to a request, and not all requests have to pass through the directory before being satisfied.</text:p>
        <text:p text:style-name="P4"/>
        <text:h text:style-name="Heading_20_2" text:outline-level="2">Regular Protocol</text:h>
        <text:p text:style-name="Text_20_body">The regular directory-based cache-coherence protocol is a traditional directory-based cache-coherence protocol where the requester first sends a message to the directory, then the directory will send another request to the data node, then the data node will return with a response to the directory. Finally, the directory is responsible for forwarding the response back to the requester. In general, two bilateral interactions occur in this protocol to form a complete transaction.</text:p>
        <text:p text:style-name="Text_20_body"/>
        <text:p text:style-name="P1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Text_20_body"/>
        <text:h text:style-name="Heading_20_3" text:outline-level="3">Regular Protocol Directory FSM</text:h>
        <text:p text:style-name="P16"><text:sequence-ref text:reference-format="category-and-value" text:ref-name="refFigure1">Figure 2</text:sequence-ref> illustrates the directory FSM for the regular directory-based cache-coherence protocol. The directory for any address will start in the “Unowned” state initially. When the directory receives a read request, it would set the owner to be the requester, forward the request to the memory node, and transition to “Exclusive Waiting for Reply.” In that state, the directory has to wait for a response from the memory node before it can do anything else, so any read requests </text:p>
        <text:p text:style-name="P16"><draw:frame draw:style-name="fr2" draw:name="Marco2" text:anchor-type="char" svg:x="-0.028in" svg:y="0.1236in" svg:width="6.5in" draw:z-index="14"><draw:text-box fo:min-height="8.3984in"><text:p text:style-name="Figure"><draw:frame draw:style-name="fr5" draw:name="gráficos4" text:anchor-type="paragraph" svg:x="0in" svg:y="0in" svg:width="6.5in" style:rel-width="100%" svg:height="8.1228in" style:rel-height="scale" draw:z-index="15"><draw:image xlink:href="Pictures/2000035D0000585500006E6589ED69DF.wmf" xlink:type="simple" xlink:show="embed" xlink:actuate="onLoad"/></draw:frame>Figure <text:sequence text:ref-name="refFigure1" text:name="Figure" text:formula="ooow:Figure+1" style:num-format="1">2</text:sequence> Regular protocol directory FSM</text:p><text:p text:style-name="Figure"/></draw:text-box></draw:frame></text:p>
        <text:p text:style-name="Text_20_body"><text:soft-page-break/>that arrive gets nakked. No writeback requests can arrive in “Unowned” because no node has the block, yet. When it receives a reply from the memory node, an exclusive reply is sent to the <text:soft-page-break/>requester, and the directory transitions into the “Exclusive” state.</text:p>
        <text:p text:style-name="P29"/>
        <text:p text:style-name="P29">From the “Exclusive” state, there are a myriad of situations that can occur. The first can happen when an exclusive read request arrives at the directory and the requester is the owner.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9"/>
        <text:p text:style-name="P29">Another type of transition that occurs from the “Exclusive” state is when the directory receives an exclusive read and the requester is not the owner. In this situation, the directory would set the owner to be the request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9"/>
        <text:p text:style-name="P29">It is also possible to transition from the “Exclusive” state to “Exclusive Shared Waiting for Reply” when the directory receives a shared read. This shared read has to come from a requester that is not the owner. The directory has to forward the request to the previous owner, and set the requester as a sharer. In “Exclusive Shared Waiting for Reply,” several things can happen. If the directory receives a shared read in this state, it would add the requester into the sharers list, and if it receives an exclusive read, it would send a nak to the requester. If, it receives a writeback request arrives from the previous owner, then the directory would set the owner to be the read requester, send a writeback ack to the writeback requester, send an exclusive read reply to the read requester, and transition back to “Exclusive.” If, instead, it receives a read reply from the previous owner, then the directory would forward shared replies to all requesters and transition to “Shared.”</text:p>
        <text:p text:style-name="P29"/>
        <text:p text:style-name="P29">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29"/>
        <text:p text:style-name="P29">When a shared read arrives in the “Shared” state, the directory would add the requester into the <text:soft-page-break/>sharers list, forward the request to a sharer S, and transition to “Shared Waiting for Reply.” Sharer S is chosen randomly among all the nodes that has the block.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questers, send an eviction ack to the eviction requester, remove the eviction requester from the sharers list, and transition back to “Shared.”</text:p>
        <text:p text:style-name="P29"/>
        <text:p text:style-name="P29">While in “Shared” state, it is also possible to receive an exclusive read request. This request causes the requester to be set as the owner, a transition to “Waiting to Send Invalidates,” and the request to be forwarded to a sharer S, which is chosen randomly among the available sharers. In the “Waiting to Send Invalidates” state, if the directory receives an eviction request not from sharer S, it would send a nak to the requester.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29"/>
        <text:p text:style-name="P15">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text:p>
        <text:p text:style-name="Text_20_body"/>
        <text:h text:style-name="Heading_20_3" text:outline-level="3">Regular Protocol Cache FSM</text:h>
        <text:p text:style-name="P14"><text:sequence-ref text:reference-format="category-and-value" text:ref-name="refFigure2">Figure 3</text:sequence-ref> illustrates the cache FSM for the regular directory protocol. 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p>
        <text:p text:style-name="P29"/>
        <text:p text:style-name="P29"><draw:frame draw:style-name="fr3" draw:name="Marco7" text:anchor-type="paragraph" svg:x="0in" svg:y="0.0402in" svg:width="6.5in" draw:z-index="6"><draw:text-box fo:min-height="7.7098in"><text:p text:style-name="Figure"><draw:frame draw:style-name="fr4" draw:name="gráficos6" text:anchor-type="paragraph" svg:x="0.0016in" svg:y="0.0008in" svg:width="6.5in" style:rel-width="100%" svg:height="7.4673in" style:rel-height="scale" draw:z-index="7"><draw:image xlink:href="Pictures/20000104000054C500006163B0F6182E.wmf" xlink:type="simple" xlink:show="embed" xlink:actuate="onLoad"/></draw:frame>Figure <text:sequence text:ref-name="refFigure2" text:name="Figure" text:formula="ooow:Figure+1" style:num-format="1">3</text:sequence> Regular protocol cache FSM</text:p><text:p text:style-name="Figure"/></draw:text-box></draw:frame>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29"><text:soft-page-break/>Once in “Clean Exclusive,” the cache can receive an invalidate message from the directory, where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when it receives an exclusive read request from the processor.</text:p>
        <text:p text:style-name="P29"><text:soft-page-break/></text:p>
        <text:p text:style-name="P29">After arriving in the “Dirty Exclusive” state, several things can happen. The cache can receive an invalidate from the directory, t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this state, the cache could also receive a shared read request from the directory, indicating that the cache should transition out of its “Dirty Exclusive” state into the “Shared” state.</text:p>
        <text:p text:style-name="P29"/>
        <text:p text:style-name="P29">Once the cache transitions into the “Shared” state, several transitions could happen. The directory could <text:s/>receive an invalidate message from the directory, indicating that the cache should transition to “Invalid” and send an invalidate ack to the directory. In addition, if the cache has to evict a block in the “Shared” state for any reason, it would send an eviction request to the directory and transition to “Shared Waiting for Eviction Ack.”</text:p>
        <text:p text:style-name="P29"/>
        <text:p text:style-name="P29">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o transition to “Waiting for Nak,” since the directory would send a nak in response to the cache’s eviction request. If this cache received an invalidate, then this cache could not have been the sharer S that the directory chose to read from, since the directory is required to obtain the first read reply from sharer S before sending out its invalidates. Once the cache receives a nak in “Waiting for Nak,” it would send an invalidate ack and transition to “Invalid.” It is also possible for the cache to receive an eviction ack while in “Shared Waiting for Eviction Ack,” where the cache can transition to “Invalid” without doing anything else.</text:p>
        <text:p text:style-name="P29"/>
        <text:p text:style-name="P29">In “Shared,” it is also possible for the cache to receive an exclusive read request from the 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p text:style-name="P14"/>
        <text:h text:style-name="Heading_20_2" text:outline-level="2">Origin Protocol</text:h>
        <text:p text:style-name="Text_20_body">The Origin directory-based cache-coherence protocol uses a three-way interaction that sends less messages than the regular directory protocol does. Because of the reduction in the number of messages, the finite-state machines for this protocol is substantially different than the regular protocol, both in the directory and in the cache.</text:p>
        <text:p text:style-name="Text_20_body"/>
        <text:h text:style-name="Heading_20_3" text:outline-level="3">Origin Protocol Directory FSM</text:h>
        <text:p text:style-name="Text_20_body"><draw:frame draw:style-name="fr3" draw:name="Marco8" text:anchor-type="paragraph" svg:x="-0.0591in" svg:y="1.1543in" svg:width="6.5in" draw:z-index="8"><draw:text-box fo:min-height="8.9807in"><text:p text:style-name="Figure"><draw:frame draw:style-name="fr4" draw:name="gráficos7" text:anchor-type="paragraph" svg:x="0.0016in" svg:y="0.0008in" svg:width="6.5in" style:rel-width="100%" svg:height="8.2134in" style:rel-height="scale" draw:z-index="9"><draw:image xlink:href="Pictures/2000024B0000586E00006FBE2C64BC66.wmf" xlink:type="simple" xlink:show="embed" xlink:actuate="onLoad"/></draw:frame>Figure <text:sequence text:ref-name="refFigure3" text:name="Figure" text:formula="ooow:Figure+1" style:num-format="1">4</text:sequence> Origin protocol directory FSM</text:p><text:p text:style-name="Figure"/></draw:text-box></draw:frame><text:sequence-ref text:reference-format="category-and-value" text:ref-name="refFigure3">Figure 4</text:sequence-ref> illustrates the directory FSM for the Origin cache-coherence protocol and<text:span text:style-name="T7"> shows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text:span><text:soft-page-break/><text:span text:style-name="T7">would send an exclusive reply to the requester and transition to the “Exclusive” state. It should be impossible for a writeback request to arrive during “Unowned” or “Exclusive (Memory-Access)” states because no node should have the block in these two states.</text:span></text:p>
        <text:p text:style-name="P30"/>
        <text:p text:style-name="P30">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6">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30"/>
        <text:p text:style-name="P30">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1"/>
        <text:p text:style-name="P30">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30"><text:soft-page-break/></text:p>
        <text:p text:style-name="P15"><text:span text:style-name="T7">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It<text:span text:style-name="T7">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span></text:p>
        <text:p text:style-name="Text_20_body"/>
        <text:h text:style-name="Heading_20_3" text:outline-level="3">Origin Protocol Cache FSM</text:h>
        <text:p text:style-name="P14"><text:sequence-ref text:reference-format="category-and-value" text:ref-name="refFigure4">Figure 5</text:sequence-ref> illustrates the cache FSM for the Origin cache-coherence protocol. 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9"/>
        <text:p text:style-name="P29">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9"/>
        <text:p text:style-name="P29"><draw:frame draw:style-name="fr3" draw:name="Marco9" text:anchor-type="paragraph" svg:x="0.0217in" svg:y="-0.0571in" svg:width="6.5in" draw:z-index="10"><draw:text-box fo:min-height="9.0118in"><text:p text:style-name="Figure"><draw:frame draw:style-name="fr4" draw:name="gráficos8" text:anchor-type="paragraph" svg:x="0.0016in" svg:y="0.0008in" svg:width="6.5in" style:rel-width="100%" svg:height="8.2791in" style:rel-height="scale" draw:z-index="11"><draw:image xlink:href="Pictures/2000022B0000552800006C775CBB947F.wmf" xlink:type="simple" xlink:show="embed" xlink:actuate="onLoad"/></draw:frame>Figure <text:sequence text:ref-name="refFigure4" text:name="Figure" text:formula="ooow:Figure+1" style:num-format="1">5</text:sequence> Origin protocol cache FSM</text:p><text:p text:style-name="Figure"/></draw:text-box></draw:frame>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9"><text:soft-page-break/></text:p>
        <text:p text:style-name="P14"><text:soft-page-break/>In the “Shared” state, if the cache receives an invalidate from the directory, the cache would have to invalidate the cache block, send a shared ack to the directory, and transition to the “Invalid” state. If the cache needs to evict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14"/>
        <text:p text:style-name="P32"><draw:frame draw:style-name="fr3" draw:name="Marco10" text:anchor-type="paragraph" svg:x="-0.0508in" svg:y="0.0429in" svg:width="6.5in" draw:z-index="12"><draw:text-box fo:min-height="3.45in"><text:p text:style-name="Figure"><draw:frame draw:style-name="fr5" draw:name="gráficos9" text:anchor-type="paragraph" svg:x="0in" svg:y="0.5756in" svg:width="6.5in" style:rel-width="100%" svg:height="3.45in" style:rel-height="scale" draw:z-index="13"><draw:image xlink:href="Pictures/20000081000060E800003371E6429219.wmf" xlink:type="simple" xlink:show="embed" xlink:actuate="onLoad"/></draw:frame>Figure <text:sequence text:ref-name="refFigure5" text:name="Figure" text:formula="ooow:Figure+1" style:num-format="1">6</text:sequence> Scenarios When Transitioning into “Waiting for K Invalidates, J Invalidates Received So Far”</text:p><text:p text:style-name="Figure"/></draw:text-box></draw:frame>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or an invalidate ack could be received from the “Waiting for Exclusive Read Response” state is illustrated in <text:sequence-ref text:reference-format="category-and-value" text:ref-name="refFigure5">Figure 6</text:sequence-ref>.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text:soft-page-break/>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6">state,</text:span> when the cache would have to respond with a nak to the directory and a nak to the requester.</text:p>
        <text:p text:style-name="P32"/>
        <text:p text:style-name="P29">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9"/>
        <text:p text:style-name="P29">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9"/>
        <text:p text:style-name="P3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text:p text:style-name="P4"/>
        <text:h text:style-name="P38" text:outline-level="1">Methodology and Implementation</text:h>
        <text:p text:style-name="P20">The implementation of the code was done SESC Simulator, which uses C++ as its programming language. It supports various features of a computer system that allows us to simulate the differences between different directory-based protocols.</text:p>
        <text:p text:style-name="P19"/>
        <text:h text:style-name="Heading_20_2" text:outline-level="2">Directory</text:h>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text:soft-page-break/></text:p>
        <text:h text:style-name="P33" text:outline-level="2">Cache</text:h>
        <text:p text:style-name="P8"><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text:span><text:span text:style-name="T2">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4"/>
        <text:h text:style-name="P39" text:outline-level="3">Changing Cache Size</text:h>
        <table:table table:name="Tabla2" table:style-name="Tabla2">
          <table:table-column table:style-name="Tabla2.A" table:number-columns-repeated="5"/>
          <table:table-row>
            <table:table-cell table:style-name="Tabla2.A1" office:value-type="string">
              <text:p text:style-name="P9"/>
            </table:table-cell>
            <table:table-cell table:style-name="Tabla2.A1" office:value-type="string">
              <text:p text:style-name="P9">Main Memory</text:p>
            </table:table-cell>
            <table:table-cell table:style-name="Tabla2.A1" office:value-type="string">
              <text:p text:style-name="P9">Cache Line</text:p>
            </table:table-cell>
            <table:table-cell table:style-name="Tabla2.A1" office:value-type="string">
              <text:p text:style-name="P9">Other Processor</text:p>
            </table:table-cell>
            <table:table-cell table:style-name="Tabla2.E1" office:value-type="string">
              <text:p text:style-name="P9">Snoop Request</text:p>
            </table:table-cell>
          </table:table-row>
          <table:table-row>
            <table:table-cell table:style-name="Tabla2.A2" office:value-type="string">
              <text:p text:style-name="P9">Modified</text:p>
            </table:table-cell>
            <table:table-cell table:style-name="Tabla2.A2" office:value-type="string">
              <text:p text:style-name="P9">Stale</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Modified cache responds</text:p>
            </table:table-cell>
          </table:table-row>
          <table:table-row>
            <table:table-cell table:style-name="Tabla2.A2" office:value-type="string">
              <text:p text:style-name="P9">Owner</text:p>
            </table:table-cell>
            <table:table-cell table:style-name="Tabla2.A2" office:value-type="string">
              <text:p text:style-name="P9">Can be stale</text:p>
            </table:table-cell>
            <table:table-cell table:style-name="Tabla2.A2" office:value-type="string">
              <text:p text:style-name="P9">Most recent, correct copy</text:p>
            </table:table-cell>
            <table:table-cell table:style-name="Tabla2.A2" office:value-type="string">
              <text:p text:style-name="P9">Shared state</text:p>
            </table:table-cell>
            <table:table-cell table:style-name="Tabla2.E2" office:value-type="string">
              <text:p text:style-name="P9">Owned cache responds</text:p>
            </table:table-cell>
          </table:table-row>
          <table:table-row>
            <table:table-cell table:style-name="Tabla2.A2" office:value-type="string">
              <text:p text:style-name="P9">Exclusive</text:p>
            </table:table-cell>
            <table:table-cell table:style-name="Tabla2.A2" office:value-type="string">
              <text:p text:style-name="P9">Most recent, correct copy</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Exclusive cache or main memory responds</text:p>
            </table:table-cell>
          </table:table-row>
          <table:table-row>
            <table:table-cell table:style-name="Tabla2.A2" office:value-type="string">
              <text:p text:style-name="P9">Shared</text:p>
            </table:table-cell>
            <table:table-cell table:style-name="Tabla2.A2" office:value-type="string">
              <text:p text:style-name="P9">Can hold most recent, correct copy</text:p>
            </table:table-cell>
            <table:table-cell table:style-name="Tabla2.A2" office:value-type="string">
              <text:p text:style-name="P9">Can hold most recent, correct copy</text:p>
            </table:table-cell>
            <table:table-cell table:style-name="Tabla2.A2" office:value-type="string">
              <text:p text:style-name="P9">Shared or owned</text:p>
            </table:table-cell>
            <table:table-cell table:style-name="Tabla2.E2" office:value-type="string">
              <text:p text:style-name="P9">May not respond</text:p>
            </table:table-cell>
          </table:table-row>
          <table:table-row>
            <table:table-cell table:style-name="Tabla2.A2" office:value-type="string">
              <text:p text:style-name="P9">Invalid</text:p>
            </table:table-cell>
            <table:table-cell table:style-name="Tabla2.A2" office:value-type="string">
              <text:p text:style-name="P9">May hold valid or invalid</text:p>
            </table:table-cell>
            <table:table-cell table:style-name="Tabla2.A2" office:value-type="string">
              <text:p text:style-name="P9">Invalid copy</text:p>
            </table:table-cell>
            <table:table-cell table:style-name="Tabla2.A2" office:value-type="string">
              <text:p text:style-name="P9">May hold valid or invalid copy</text:p>
            </table:table-cell>
            <table:table-cell table:style-name="Tabla2.E2" office:value-type="string">
              <text:p text:style-name="P9">May not respond</text:p>
            </table:table-cell>
          </table:table-row>
        </table:table>
        <text:p text:style-name="P24">Table <text:sequence text:ref-name="refTable1" text:name="Table" text:formula="ooow:Table+1" style:num-format="1">2</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33" text:outline-level="2"><text:soft-page-break/>Network</text:h>
        <text:p text:style-name="P5"><draw:frame draw:style-name="fr1" draw:name="Marco4" text:anchor-type="paragraph" svg:width="3.15in" draw:z-index="0"><draw:text-box fo:min-height="1.9429in"><text:p text:style-name="Figure"><draw:frame draw:style-name="fr4" draw:name="gráficos2" text:anchor-type="paragraph" svg:x="0.0016in" svg:y="0.0008in" svg:width="3.15in" style:rel-width="100%" svg:height="1.9429in" style:rel-height="scale" draw:z-index="1"><draw:image xlink:href="Pictures/200000360005F7AC0003AEA6DFAA6CDD.wmf" xlink:type="simple" xlink:show="embed" xlink:actuate="onLoad"/></draw:frame>Figure <text:sequence text:ref-name="refFigure6" text:name="Figure" text:formula="ooow:Figure+1" style:num-format="1">7</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33"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33"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2"><draw:text-box fo:min-height="3.8661in"><text:p text:style-name="Figure"><draw:frame draw:style-name="fr4" draw:name="gráficos1" text:anchor-type="paragraph" svg:x="0.0016in" svg:y="0.0008in" svg:width="3.15in" style:rel-width="100%" svg:height="3.8661in" style:rel-height="scale" draw:z-index="3"><draw:image xlink:href="Pictures/200000570004DCAC0005F7BBFE04365B.wmf" xlink:type="simple" xlink:show="embed" xlink:actuate="onLoad"/></draw:frame>Figure <text:sequence text:ref-name="refFigure7" text:name="Figure" text:formula="ooow:Figure+1" style:num-format="1">8</text:sequence> Connections in a single node</text:p></draw:text-box></draw:frame></text:p>
        <text:h text:style-name="P37" text:outline-level="1"><text:soft-page-break/>Results</text:h>
        <text:p text:style-name="P21"><text:span text:style-name="T3">In this section, I will discuss the results of running the simulation on the Sesc simulator. The results are shown in Table 2 for the results using the benchmark fft in the SPLASH-2 benchmark </text:span><text:span text:style-name="T3">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3]</text:bibliography-mark></text:span><text:span text:style-name="T3">.</text:span></text:p>
        <text:p text:style-name="P4"/>
        <text:h text:style-name="P33"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33" text:outline-level="2">SPLASH2 benchmarks</text:h>
        <text:p text:style-name="P20">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18"/>
        <text:p text:style-name="P22">We also see that for both MOESI and MSI caches, as the CPU count increases, the run-time decreases, this is to be expected as more work can be done in the same amount of time when one has more processors that can be used at the same time.</text:p>
        <text:p text:style-name="P4"><text:soft-page-break/></text:p>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6">Benchmark</text:p>
              </table:table-cell>
              <table:table-cell table:style-name="Tabla1.A1" office:value-type="string">
                <text:p text:style-name="P6">Runtime</text:p>
              </table:table-cell>
              <table:table-cell table:style-name="Tabla1.A1" office:value-type="string">
                <text:p text:style-name="P6">L1Cache<text:line-break/>Read Hit</text:p>
              </table:table-cell>
              <table:table-cell table:style-name="Tabla1.A1" office:value-type="string">
                <text:p text:style-name="P6">L1Cache<text:line-break/>Read Miss</text:p>
              </table:table-cell>
              <table:table-cell table:style-name="Tabla1.A1" office:value-type="string">
                <text:p text:style-name="P6">L1Cache<text:line-break/>Write Hit</text:p>
              </table:table-cell>
              <table:table-cell table:style-name="Tabla1.A1" office:value-type="string">
                <text:p text:style-name="P6">L1Cache<text:line-break/>Write Miss</text:p>
              </table:table-cell>
              <table:table-cell table:style-name="Tabla1.A1" office:value-type="string">
                <text:p text:style-name="P6">L2Cache</text:p>
                <text:p text:style-name="P6">Read Hit</text:p>
              </table:table-cell>
              <table:table-cell table:style-name="Tabla1.H1" office:value-type="string">
                <text:p text:style-name="P6">L2Cache<text:line-break/>Read Miss</text:p>
              </table:table-cell>
            </table:table-row>
            <table:table-row>
              <table:table-cell table:style-name="Tabla1.A2" office:value-type="string">
                <text:p text:style-name="P26">MOESI 2</text:p>
              </table:table-cell>
              <table:table-cell table:style-name="Tabla1.B2" office:value-type="float" office:value="1123774">
                <text:p text:style-name="P26">1123774</text:p>
              </table:table-cell>
              <table:table-cell table:style-name="Tabla1.B2" office:value-type="float" office:value="104129">
                <text:p text:style-name="P26">104129</text:p>
              </table:table-cell>
              <table:table-cell table:style-name="Tabla1.B2" office:value-type="float" office:value="6225">
                <text:p text:style-name="P26">6225</text:p>
              </table:table-cell>
              <table:table-cell table:style-name="Tabla1.B2" office:value-type="float" office:value="72332">
                <text:p text:style-name="P26">72332</text:p>
              </table:table-cell>
              <table:table-cell table:style-name="Tabla1.B2" office:value-type="float" office:value="7978">
                <text:p text:style-name="P26">7978</text:p>
              </table:table-cell>
              <table:table-cell table:style-name="Tabla1.B2" office:value-type="float" office:value="14203">
                <text:p text:style-name="P26">14203</text:p>
              </table:table-cell>
              <table:table-cell table:style-name="Tabla1.H2" office:value-type="float" office:value="12478">
                <text:p text:style-name="P26">12478</text:p>
              </table:table-cell>
            </table:table-row>
            <table:table-row>
              <table:table-cell table:style-name="Tabla1.A2" office:value-type="string">
                <text:p text:style-name="P26">MSI 2</text:p>
              </table:table-cell>
              <table:table-cell table:style-name="Tabla1.B2" office:value-type="float" office:value="1125149">
                <text:p text:style-name="P26">1125149</text:p>
              </table:table-cell>
              <table:table-cell table:style-name="Tabla1.B2" office:value-type="float" office:value="104129">
                <text:p text:style-name="P26">104129</text:p>
              </table:table-cell>
              <table:table-cell table:style-name="Tabla1.B2" office:value-type="float" office:value="6221">
                <text:p text:style-name="P26">6221</text:p>
              </table:table-cell>
              <table:table-cell table:style-name="Tabla1.B2" office:value-type="float" office:value="72332">
                <text:p text:style-name="P26">72332</text:p>
              </table:table-cell>
              <table:table-cell table:style-name="Tabla1.B2" office:value-type="float" office:value="7977">
                <text:p text:style-name="P26">7977</text:p>
              </table:table-cell>
              <table:table-cell table:style-name="Tabla1.B2" office:value-type="float" office:value="14198">
                <text:p text:style-name="P26">14198</text:p>
              </table:table-cell>
              <table:table-cell table:style-name="Tabla1.H2" office:value-type="float" office:value="12479">
                <text:p text:style-name="P26">12479</text:p>
              </table:table-cell>
            </table:table-row>
            <table:table-row>
              <table:table-cell table:style-name="Tabla1.A2" office:value-type="string">
                <text:p text:style-name="P25">MOESI 4</text:p>
              </table:table-cell>
              <table:table-cell table:style-name="Tabla1.B2" office:value-type="float" office:value="498957">
                <text:p text:style-name="P25">498957</text:p>
              </table:table-cell>
              <table:table-cell table:style-name="Tabla1.B2" office:value-type="float" office:value="104907">
                <text:p text:style-name="P25">104907</text:p>
              </table:table-cell>
              <table:table-cell table:style-name="Tabla1.B2" office:value-type="float" office:value="6332">
                <text:p text:style-name="P25">6332</text:p>
              </table:table-cell>
              <table:table-cell table:style-name="Tabla1.B2" office:value-type="float" office:value="72760">
                <text:p text:style-name="P25">72760</text:p>
              </table:table-cell>
              <table:table-cell table:style-name="Tabla1.B2" office:value-type="float" office:value="5226">
                <text:p text:style-name="P25">5226</text:p>
              </table:table-cell>
              <table:table-cell table:style-name="Tabla1.B2" office:value-type="float" office:value="11559">
                <text:p text:style-name="P25">11559</text:p>
              </table:table-cell>
              <table:table-cell table:style-name="Tabla1.H2" office:value-type="float" office:value="9742">
                <text:p text:style-name="P25">9742</text:p>
              </table:table-cell>
            </table:table-row>
            <table:table-row>
              <table:table-cell table:style-name="Tabla1.A2" office:value-type="string">
                <text:p text:style-name="P25">MSI 4</text:p>
              </table:table-cell>
              <table:table-cell table:style-name="Tabla1.B2" office:value-type="float" office:value="497389">
                <text:p text:style-name="P25">497389</text:p>
              </table:table-cell>
              <table:table-cell table:style-name="Tabla1.B2" office:value-type="float" office:value="104907">
                <text:p text:style-name="P25">104907</text:p>
              </table:table-cell>
              <table:table-cell table:style-name="Tabla1.B2" office:value-type="float" office:value="6315">
                <text:p text:style-name="P25">6315</text:p>
              </table:table-cell>
              <table:table-cell table:style-name="Tabla1.B2" office:value-type="float" office:value="72763">
                <text:p text:style-name="P25">72763</text:p>
              </table:table-cell>
              <table:table-cell table:style-name="Tabla1.B2" office:value-type="float" office:value="5226">
                <text:p text:style-name="P25">5226</text:p>
              </table:table-cell>
              <table:table-cell table:style-name="Tabla1.B2" office:value-type="float" office:value="11545">
                <text:p text:style-name="P25">11545</text:p>
              </table:table-cell>
              <table:table-cell table:style-name="Tabla1.H2" office:value-type="float" office:value="9732">
                <text:p text:style-name="P25">9732</text:p>
              </table:table-cell>
            </table:table-row>
            <table:table-row>
              <table:table-cell table:style-name="Tabla1.A2" office:value-type="string">
                <text:p text:style-name="P25">MOESI 8</text:p>
              </table:table-cell>
              <table:table-cell table:style-name="Tabla1.B2" office:value-type="float" office:value="286050">
                <text:p text:style-name="P25">286050</text:p>
              </table:table-cell>
              <table:table-cell table:style-name="Tabla1.B2" office:value-type="float" office:value="106467">
                <text:p text:style-name="P25">106467</text:p>
              </table:table-cell>
              <table:table-cell table:style-name="Tabla1.B2" office:value-type="float" office:value="6521">
                <text:p text:style-name="P25">6521</text:p>
              </table:table-cell>
              <table:table-cell table:style-name="Tabla1.B2" office:value-type="float" office:value="73628">
                <text:p text:style-name="P25">73628</text:p>
              </table:table-cell>
              <table:table-cell table:style-name="Tabla1.B2" office:value-type="float" office:value="3852">
                <text:p text:style-name="P25">3852</text:p>
              </table:table-cell>
              <table:table-cell table:style-name="Tabla1.B2" office:value-type="float" office:value="10373">
                <text:p text:style-name="P25">10373</text:p>
              </table:table-cell>
              <table:table-cell table:style-name="Tabla1.H2" office:value-type="float" office:value="8030">
                <text:p text:style-name="P25">8030</text:p>
              </table:table-cell>
            </table:table-row>
            <table:table-row>
              <table:table-cell table:style-name="Tabla1.A2" office:value-type="string">
                <text:p text:style-name="P25">MSI 8</text:p>
              </table:table-cell>
              <table:table-cell table:style-name="Tabla1.B2" office:value-type="float" office:value="288279">
                <text:p text:style-name="P25">288279</text:p>
              </table:table-cell>
              <table:table-cell table:style-name="Tabla1.B2" office:value-type="float" office:value="106467">
                <text:p text:style-name="P25">106467</text:p>
              </table:table-cell>
              <table:table-cell table:style-name="Tabla1.B2" office:value-type="float" office:value="6513">
                <text:p text:style-name="P25">6513</text:p>
              </table:table-cell>
              <table:table-cell table:style-name="Tabla1.B2" office:value-type="float" office:value="73628">
                <text:p text:style-name="P25">73628</text:p>
              </table:table-cell>
              <table:table-cell table:style-name="Tabla1.B2" office:value-type="float" office:value="3871">
                <text:p text:style-name="P25">3871</text:p>
              </table:table-cell>
              <table:table-cell table:style-name="Tabla1.B2" office:value-type="float" office:value="10384">
                <text:p text:style-name="P25">10384</text:p>
              </table:table-cell>
              <table:table-cell table:style-name="Tabla1.H2" office:value-type="float" office:value="8052">
                <text:p text:style-name="P25">8052</text:p>
              </table:table-cell>
            </table:table-row>
            <table:table-row>
              <table:table-cell table:style-name="Tabla1.A2" office:value-type="string">
                <text:p text:style-name="P26">MOESI 16</text:p>
              </table:table-cell>
              <table:table-cell table:style-name="Tabla1.B2" office:value-type="float" office:value="174171">
                <text:p text:style-name="P26">174171</text:p>
              </table:table-cell>
              <table:table-cell table:style-name="Tabla1.B2" office:value-type="float" office:value="109589">
                <text:p text:style-name="P26">109589</text:p>
              </table:table-cell>
              <table:table-cell table:style-name="Tabla1.B2" office:value-type="float" office:value="8079">
                <text:p text:style-name="P26">8079</text:p>
              </table:table-cell>
              <table:table-cell table:style-name="Tabla1.B2" office:value-type="float" office:value="75361">
                <text:p text:style-name="P26">75361</text:p>
              </table:table-cell>
              <table:table-cell table:style-name="Tabla1.B2" office:value-type="float" office:value="3035">
                <text:p text:style-name="P26">3035</text:p>
              </table:table-cell>
              <table:table-cell table:style-name="Tabla1.B2" office:value-type="float" office:value="11128">
                <text:p text:style-name="P26">11128</text:p>
              </table:table-cell>
              <table:table-cell table:style-name="Tabla1.H2" office:value-type="float" office:value="8352">
                <text:p text:style-name="P26">8352</text:p>
              </table:table-cell>
            </table:table-row>
            <table:table-row>
              <table:table-cell table:style-name="Tabla1.A2" office:value-type="string">
                <text:p text:style-name="P26">MSI 16</text:p>
              </table:table-cell>
              <table:table-cell table:style-name="Tabla1.B2" office:value-type="float" office:value="175160">
                <text:p text:style-name="P26">175160</text:p>
              </table:table-cell>
              <table:table-cell table:style-name="Tabla1.B2" office:value-type="float" office:value="109589">
                <text:p text:style-name="P26">109589</text:p>
              </table:table-cell>
              <table:table-cell table:style-name="Tabla1.B2" office:value-type="float" office:value="8094">
                <text:p text:style-name="P26">8094</text:p>
              </table:table-cell>
              <table:table-cell table:style-name="Tabla1.B2" office:value-type="float" office:value="75361">
                <text:p text:style-name="P26">75361</text:p>
              </table:table-cell>
              <table:table-cell table:style-name="Tabla1.B2" office:value-type="float" office:value="3032">
                <text:p text:style-name="P26">3032</text:p>
              </table:table-cell>
              <table:table-cell table:style-name="Tabla1.B2" office:value-type="float" office:value="11142">
                <text:p text:style-name="P26">11142</text:p>
              </table:table-cell>
              <table:table-cell table:style-name="Tabla1.H2" office:value-type="float" office:value="8339">
                <text:p text:style-name="P26">8339</text:p>
              </table:table-cell>
            </table:table-row>
            <table:table-row>
              <table:table-cell table:style-name="Tabla1.A2" office:value-type="string">
                <text:p text:style-name="P6">MOESI 32</text:p>
              </table:table-cell>
              <table:table-cell table:style-name="Tabla1.B2" office:value-type="float" office:value="138960">
                <text:p text:style-name="P6">138960</text:p>
              </table:table-cell>
              <table:table-cell table:style-name="Tabla1.B2" office:value-type="float" office:value="115825">
                <text:p text:style-name="P6">115825</text:p>
              </table:table-cell>
              <table:table-cell table:style-name="Tabla1.B2" office:value-type="float" office:value="10693">
                <text:p text:style-name="P6">10693</text:p>
              </table:table-cell>
              <table:table-cell table:style-name="Tabla1.B2" office:value-type="float" office:value="78816">
                <text:p text:style-name="P6">78816</text:p>
              </table:table-cell>
              <table:table-cell table:style-name="Tabla1.B2" office:value-type="float" office:value="3179">
                <text:p text:style-name="P6">3179</text:p>
              </table:table-cell>
              <table:table-cell table:style-name="Tabla1.B2" office:value-type="float" office:value="13904">
                <text:p text:style-name="P6">13904</text:p>
              </table:table-cell>
              <table:table-cell table:style-name="Tabla1.H2" office:value-type="float" office:value="11562">
                <text:p text:style-name="P6">11562</text:p>
              </table:table-cell>
            </table:table-row>
            <table:table-row>
              <table:table-cell table:style-name="Tabla1.A2" office:value-type="string">
                <text:p text:style-name="P6">MSI 32</text:p>
              </table:table-cell>
              <table:table-cell table:style-name="Tabla1.B2" office:value-type="float" office:value="142046">
                <text:p text:style-name="P6">142046</text:p>
              </table:table-cell>
              <table:table-cell table:style-name="Tabla1.B2" office:value-type="float" office:value="115825">
                <text:p text:style-name="P6">115825</text:p>
              </table:table-cell>
              <table:table-cell table:style-name="Tabla1.B2" office:value-type="float" office:value="10670">
                <text:p text:style-name="P6">10670</text:p>
              </table:table-cell>
              <table:table-cell table:style-name="Tabla1.B2" office:value-type="float" office:value="78816">
                <text:p text:style-name="P6">78816</text:p>
              </table:table-cell>
              <table:table-cell table:style-name="Tabla1.B2" office:value-type="float" office:value="3173">
                <text:p text:style-name="P6">3173</text:p>
              </table:table-cell>
              <table:table-cell table:style-name="Tabla1.B2" office:value-type="float" office:value="13880">
                <text:p text:style-name="P6">13880</text:p>
              </table:table-cell>
              <table:table-cell table:style-name="Tabla1.H2" office:value-type="float" office:value="11256">
                <text:p text:style-name="P6">11256</text:p>
              </table:table-cell>
            </table:table-row>
          </table:table>
          <text:p text:style-name="P24">Table <text:sequence text:ref-name="refTable2" text:name="Table" text:formula="ooow:Table+1" style:num-format="1">3</text:sequence> Results for fft</text:p>
        </text:section>
        <text:h text:style-name="P37"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text:soft-page-break/>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4]</text:bibliography-mark><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text:p>
        <text:p text:style-name="P7"/>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1">[3] <text:s text:c="2"/>Keith I. Farkas and Norman P. Jouppi, Complexity/Performance Tradeoffs with Non-Blocking Loads. In Proceedings of the 21st International Symposium on Computer Architecture, pages 211-222, April 1994.</text:p>
          <text:p text:style-name="P11">[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1"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fo:background-color="transparent">
        <style:background-image/>
      </style:paragraph-properties>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2-10T16:17:56.85</dc:date>
    <dc:creator>Eric Chang</dc:creator>
    <meta:editing-duration>PT36H03M37S</meta:editing-duration>
    <meta:editing-cycles>247</meta:editing-cycles>
    <meta:printed-by>Eric Chang</meta:printed-by>
    <meta:print-date>2011-02-09T15:56:51.40</meta:print-date>
    <meta:document-statistic meta:table-count="3" meta:image-count="8" meta:object-count="0" meta:page-count="23" meta:paragraph-count="248" meta:word-count="9270" meta:character-count="54975"/>
  </office:meta>
</office:document-meta>
</file>